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8" style:family="paragraph" style:parent-style-name="Footnote">
      <style:text-properties style:font-name="Liberation Sans" officeooo:paragraph-rsid="0f99f89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2" style:family="paragraph" style:parent-style-name="Standard">
      <style:text-properties officeooo:paragraph-rsid="0c8b5238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ca56a54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cc50ec9"/>
    </style:style>
    <style:style style:name="P59" style:family="paragraph" style:parent-style-name="Standard">
      <style:text-properties officeooo:paragraph-rsid="0cc5fe5b"/>
    </style:style>
    <style:style style:name="P60" style:family="paragraph" style:parent-style-name="Standard">
      <style:text-properties officeooo:paragraph-rsid="0ce3fa52"/>
    </style:style>
    <style:style style:name="P61" style:family="paragraph" style:parent-style-name="Standard">
      <style:text-properties officeooo:paragraph-rsid="0d09f881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5d07c4"/>
    </style:style>
    <style:style style:name="P64" style:family="paragraph" style:parent-style-name="Standard">
      <style:text-properties officeooo:paragraph-rsid="0d8c21b9"/>
    </style:style>
    <style:style style:name="P65" style:family="paragraph" style:parent-style-name="Standard">
      <style:text-properties officeooo:paragraph-rsid="0d72706e"/>
    </style:style>
    <style:style style:name="P66" style:family="paragraph" style:parent-style-name="Standard">
      <style:text-properties officeooo:paragraph-rsid="0dbec325"/>
    </style:style>
    <style:style style:name="P67" style:family="paragraph" style:parent-style-name="Standard">
      <style:text-properties officeooo:paragraph-rsid="0e03342d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71814"/>
    </style:style>
    <style:style style:name="P73" style:family="paragraph" style:parent-style-name="Standard">
      <style:text-properties officeooo:paragraph-rsid="0e82f1b0"/>
    </style:style>
    <style:style style:name="P74" style:family="paragraph" style:parent-style-name="Standard">
      <style:text-properties officeooo:paragraph-rsid="0e8aa5aa"/>
    </style:style>
    <style:style style:name="P75" style:family="paragraph" style:parent-style-name="Standard">
      <style:text-properties officeooo:rsid="0e8aa5aa" officeooo:paragraph-rsid="0e8aa5aa"/>
    </style:style>
    <style:style style:name="P76" style:family="paragraph" style:parent-style-name="Standard">
      <style:text-properties officeooo:rsid="0e8aa5aa" officeooo:paragraph-rsid="0fb98046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Standard">
      <style:text-properties officeooo:paragraph-rsid="0f466349"/>
    </style:style>
    <style:style style:name="P87" style:family="paragraph" style:parent-style-name="Footnote">
      <style:text-properties officeooo:paragraph-rsid="0f12f362"/>
    </style:style>
    <style:style style:name="P88" style:family="paragraph" style:parent-style-name="Standard">
      <style:text-properties officeooo:paragraph-rsid="0f66ac77"/>
    </style:style>
    <style:style style:name="P89" style:family="paragraph" style:parent-style-name="Footnote">
      <style:text-properties officeooo:paragraph-rsid="0f051f9f"/>
    </style:style>
    <style:style style:name="P90" style:family="paragraph" style:parent-style-name="Footnote">
      <style:text-properties officeooo:paragraph-rsid="0f8706e5"/>
    </style:style>
    <style:style style:name="P91" style:family="paragraph" style:parent-style-name="Standard">
      <style:text-properties officeooo:paragraph-rsid="0f99f892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fb98046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officeooo:rsid="0db4d737" style:font-size-asian="10pt" style:font-size-complex="10pt"/>
    </style:style>
    <style:style style:name="T21" style:family="text">
      <style:text-properties style:font-name="Liberation Sans" fo:font-size="10pt" officeooo:rsid="0db5d4ba" style:font-size-asian="10pt" style:font-size-complex="10pt"/>
    </style:style>
    <style:style style:name="T22" style:family="text">
      <style:text-properties style:font-name="Liberation Sans" fo:font-size="10pt" officeooo:rsid="0f856ad1" style:font-size-asian="10pt" style:font-size-complex="10pt"/>
    </style:style>
    <style:style style:name="T23" style:family="text">
      <style:text-properties style:font-name="Liberation Sans" officeooo:rsid="0f1e3d19"/>
    </style:style>
    <style:style style:name="T24" style:family="text">
      <style:text-properties style:font-name="Liberation Sans" officeooo:rsid="0f19e10f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2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3" style:family="text">
      <style:text-properties fo:color="#000000" loext:opacity="100%" style:font-name="Liberation Sans" fo:font-size="12pt" style:font-size-asian="12pt" style:font-size-complex="12pt"/>
    </style:style>
    <style:style style:name="T28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3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4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5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officeooo:rsid="047da547"/>
    </style:style>
    <style:style style:name="T31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1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2" style:family="text">
      <style:text-properties style:use-window-font-color="true" loext:opacity="0%" style:font-name="Liberation Sans" fo:font-size="12pt" style:font-size-asian="12pt" style:font-size-complex="12pt"/>
    </style:style>
    <style:style style:name="T333" style:family="text">
      <style:text-properties style:use-window-font-color="true" loext:opacity="0%" style:font-name="Liberation Sans" officeooo:rsid="0efd8e5c"/>
    </style:style>
    <style:style style:name="T334" style:family="text">
      <style:text-properties officeooo:rsid="04473353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officeooo:rsid="0aace3cd"/>
    </style:style>
    <style:style style:name="T337" style:family="text">
      <style:text-properties fo:font-size="10pt" style:font-size-asian="10pt" style:font-size-complex="10pt"/>
    </style:style>
    <style:style style:name="T33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officeooo:rsid="0eef9ccc"/>
    </style:style>
    <style:style style:name="T343" style:family="text">
      <style:text-properties officeooo:rsid="0e80285f"/>
    </style:style>
    <style:style style:name="T344" style:family="text">
      <style:text-properties officeooo:rsid="0e838e2a"/>
    </style:style>
    <style:style style:name="T345" style:family="text">
      <style:text-properties officeooo:rsid="0e83c34e"/>
    </style:style>
    <style:style style:name="T34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4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808080" loext:opacity="100%" style:font-name="Liberation Sans" fo:font-size="12pt" style:font-size-asian="12pt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3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71" style:family="text">
      <style:text-properties officeooo:rsid="0f82bd44"/>
    </style:style>
    <style:style style:name="T372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4"><text:span text:style-name="T243">C</text:span><text:span text:style-name="T242">hecklist voor </text:span><text:span text:style-name="T244">de installatie</text:span><text:span text:style-name="T242"> van </text:span><text:span text:style-name="T242"><text:user-field-get text:name="Distro">Debian</text:user-field-get></text:span><text:span text:style-name="T245"><text:s/></text:span><text:span text:style-name="T245"><text:user-field-get text:name="Version">11</text:user-field-get></text:span><text:span text:style-name="Strong_20_Emphasis"><text:span text:style-name="T278"><text:s/></text:span></text:span><text:span text:style-name="Strong_20_Emphasis"><text:span text:style-name="T279">LTS</text:span></text:span><text:span text:style-name="T246"><text:note text:id="ftn1" text:note-class="footnote"><text:note-citation>1</text:note-citation><text:note-body><text:p text:style-name="P28"><text:span text:style-name="T286">LTS</text:span><text:span text:style-name="T294"> </text:span><text:span text:style-name="T295">staat voor</text:span><text:span text:style-name="T296"> </text:span><text:span text:style-name="T286">Long-Term Support, langetermijnondersteuning, </text:span><text:span text:style-name="T297">en </text:span><text:span text:style-name="T299">d</text:span><text:span text:style-name="T297">eze </text:span><text:span text:style-name="T302"><text:user-field-get text:name="Distro">Debian</text:user-field-get></text:span><text:span text:style-name="T303"><text:s/></text:span><text:span text:style-name="T303"><text:user-field-get text:name="Version">11</text:user-field-get></text:span><text:span text:style-name="Strong_20_Emphasis"><text:span text:style-name="T280"><text:s/></text:span></text:span><text:span text:style-name="T297">LTS </text:span><text:span text:style-name="T300">(codenaam </text:span><text:span text:style-name="T301">B</text:span><text:span text:style-name="T300">ullseye) </text:span><text:span text:style-name="T295">van</text:span><text:span text:style-name="T298"> </text:span><text:span text:style-name="T291">augustus </text:span><text:span text:style-name="Strong_20_Emphasis"><text:span text:style-name="T185"><text:user-field-get style:data-style-name="N0" text:name="Releaseyear">2021</text:user-field-get></text:span></text:span><text:span text:style-name="T291"><text:s/></text:span><text:span text:style-name="T286">wordt </text:span><text:span text:style-name="T292">vijf</text:span><text:span text:style-name="T286"> jaar onder</text:span><text:span text:style-name="T298">houden</text:span><text:span text:style-name="T293"> </text:span><text:span text:style-name="T286">tot </text:span><text:span text:style-name="T291">augustus</text:span><text:span text:style-name="T287"> </text:span><text:span text:style-name="T286">202</text:span><text:span text:style-name="T288">6</text:span><text:span text:style-name="T289">.</text:span></text:p></text:note-body></text:note></text:span><text:span text:style-name="T247"> </text:span><text:span text:style-name="T247"><text:user-field-get text:name="Edition">desktop</text:user-field-get></text:span><text:span text:style-name="T248">.</text:span></text:p>
      <text:p text:style-name="P4"/>
      <text:p text:style-name="P84"><text:span text:style-name="T38">Kijk op</text:span><text:span text:style-name="T271"> </text:span><text:a xlink:type="simple" xlink:href="https://karelzimmer.nl/" text:style-name="Internet_20_link" text:visited-style-name="Visited_20_Internet_20_Link"><text:span text:style-name="T8">karelzimmer.nl</text:span></text:a><text:span text:style-name="T271"> </text:span><text:span text:style-name="T306">voor</text:span><text:span text:style-name="T307"> </text:span><text:span text:style-name="T308">deze en andere </text:span><text:span text:style-name="T309">Linux documenten</text:span><text:span text:style-name="T39">, scripts, </text:span><text:span text:style-name="T40">en informatie</text:span><text:span text:style-name="T39">.</text:span></text:p>
      <text:p text:style-name="P4"/>
      <text:p text:style-name="P24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05">tekst</text:span></text:span><text:span text:style-name="T29">- en</text:span><text:span text:style-name="Strong_20_Emphasis"><text:span text:style-name="T104"> </text:span></text:span><text:span text:style-name="Strong_20_Emphasis"><text:span text:style-name="T109"><draw:control text:anchor-type="as-char" draw:z-index="21" draw:name="Vorm3_ 2" draw:style-name="gr1" draw:text-style-name="P99" svg:width="0.35cm" svg:height="0.35cm" draw:control="control22"/></text:span></text:span><text:span text:style-name="T29"><text:s/>keuzevakken; </text:span><text:span text:style-name="T32">a</text:span><text:span text:style-name="T29">fdrukken is niet noodzakelijk.</text:span></text:p>
      <text:p text:style-name="P38"/>
      <text:p text:style-name="P45"><text:span text:style-name="T23">Vul </text:span><text:span text:style-name="T24">achter</text:span><text:span text:style-name="T17"> de </text:span><text:span text:style-name="Definition"><text:span text:style-name="T372">ONDERSTREEPTE</text:span></text:span><text:span text:style-name="T1"> </text:span><text:span text:style-name="T18">woorden</text:span><text:span text:style-name="T17"> het</text:span><text:span text:style-name="Strong_20_Emphasis"><text:span text:style-name="T370"> </text:span></text:span><text:span text:style-name="Strong_20_Emphasis"><text:span text:style-name="T369">tekstvak</text:span></text:span><text:span text:style-name="T18"> </text:span><text:span text:style-name="T23">in,</text:span><text:span text:style-name="T18"> </text:span><text:span text:style-name="T310">zie </text:span><text:span text:style-name="T333">[</text:span><text:span text:style-name="T310">toelichting</text:span><text:span text:style-name="T333">]</text:span><text:span text:style-name="T18">:</text:span></text:p>
      <text:p text:style-name="P35"><text:span text:style-name="Definition"><text:span text:style-name="T312">g</text:span></text:span><text:span text:style-name="Definition"><text:span text:style-name="T311">ebruiker</text:span></text:span><text:span text:style-name="T314"><text:tab/><text:tab/></text:span><text:span text:style-name="T332"> <text:tab/><text:tab/></text:span><draw:control text:anchor-type="as-char" svg:y="-0.429cm" draw:z-index="8" draw:name="Gebruiker" draw:style-name="gr2" draw:text-style-name="P100" svg:width="6.002cm" svg:height="0.6cm" draw:control="control9"><svg:title>Gebruiker</svg:title><svg:desc>Volledige naam, bijv. Jan Stek</svg:desc></draw:control><text:span text:style-name="T315"><text:tab/></text:span><text:span text:style-name="T316">[</text:span><text:span text:style-name="T313">volledige naam, bijv. </text:span><text:span text:style-name="T329">J</text:span><text:span text:style-name="T330">a</text:span><text:span text:style-name="T329">n </text:span><text:span text:style-name="T330">Jansen</text:span><text:span text:style-name="T331">]</text:span></text:p>
      <text:p text:style-name="Standard"><text:span text:style-name="Definition"><text:span text:style-name="T312">g</text:span></text:span><text:span text:style-name="Definition">ebruikersnaam</text:span><text:span text:style-name="T311"><text:tab/></text:span><text:span text:style-name="T311"><draw:control text:anchor-type="as-char" svg:y="-0.429cm" draw:z-index="9" draw:name="Gberuikersnaam" draw:style-name="gr2" draw:text-style-name="P100" svg:width="6.002cm" svg:height="0.6cm" draw:control="control10"><svg:title>Gebruikersnaam</svg:title><svg:desc>Korte naam, bijv. jan</svg:desc></draw:control></text:span><text:span text:style-name="T311"><text:tab/></text:span><text:span text:style-name="T10">[</text:span><text:span text:style-name="T9">korte naam, bijv. </text:span><text:span text:style-name="T268">j</text:span><text:span text:style-name="T269">a</text:span><text:span text:style-name="T268">n</text:span><text:span text:style-name="T270">]</text:span></text:p>
      <text:p text:style-name="P30"><text:span text:style-name="Definition"><text:span text:style-name="T318">c</text:span></text:span><text:span text:style-name="Definition">omputernaam</text:span><text:span text:style-name="T317"><text:tab/><text:tab/></text:span><text:span text:style-name="T315"><draw:control text:anchor-type="as-char" svg:y="-0.429cm" draw:z-index="10" draw:name="Computernaam" draw:style-name="gr2" draw:text-style-name="P100" svg:width="6.002cm" svg:height="0.6cm" draw:control="control11"><svg:title>Computernaam</svg:title><svg:desc>Unieke naam van de computer</svg:desc></draw:control></text:span><text:span text:style-name="T315"><text:tab/></text:span><text:span text:style-name="T326">[</text:span><text:span text:style-name="T322">naam van de compute</text:span><text:span text:style-name="T323">r, </text:span><text:span text:style-name="T324">bijv. p</text:span><text:span text:style-name="T325">c02</text:span><text:span text:style-name="T326">]</text:span></text:p>
      <text:p text:style-name="P30"><text:span text:style-name="Definition"><text:span text:style-name="T312">o</text:span></text:span><text:span text:style-name="Definition"><text:span text:style-name="T311">pstartmenu</text:span></text:span><text:span text:style-name="T315"><text:tab/><text:tab/><text:tab/></text:span><text:span text:style-name="T315"><draw:control text:anchor-type="as-char" svg:y="-0.429cm" draw:z-index="11" draw:name="Opstartmenu" draw:style-name="gr2" draw:text-style-name="P100" svg:width="6.002cm" svg:height="0.6cm" draw:control="control12"><svg:title>Opstartmenu</svg:title><svg:desc>Toets voor het opstartmenu ("bootmenu")</svg:desc></draw:control></text:span><text:span text:style-name="T315"><text:tab/></text:span><text:span text:style-name="T326">[</text:span><text:span text:style-name="T322">to</text:span><text:span text:style-name="T327">ets voor het opstartmedium</text:span><text:span text:style-name="T328">]</text:span></text:p>
      <text:p text:style-name="P34"><text:span text:style-name="Definition"><text:span text:style-name="T319">i</text:span></text:span><text:span text:style-name="Definition"><text:span text:style-name="T320">nstellingen</text:span></text:span><text:span text:style-name="T321"><text:tab/> <text:tab/><text:tab/></text:span><text:span text:style-name="T321"><draw:control text:anchor-type="as-char" svg:y="-0.429cm" draw:z-index="7" draw:name="Instellingen" draw:style-name="gr2" draw:text-style-name="P100" svg:width="6.002cm" svg:height="0.6cm" draw:control="control8"><svg:title>Instellingen</svg:title><svg:desc>Toets voor het BIOS/UEFI-scherm ("setup")</svg:desc></draw:control></text:span><text:span text:style-name="T321"><text:tab/></text:span><text:span text:style-name="T326">[</text:span><text:span text:style-name="T322">toets voor het UEFI-BIOS-scherm</text:span><text:span text:style-name="T326">]</text:span></text:p>
      <text:p text:style-name="P32"><text:span text:style-name="Definition"><text:span text:style-name="T355">g</text:span></text:span><text:span text:style-name="Definition"><text:span text:style-name="T354">ebruiker</text:span></text:span><text:span text:style-name="Definition"><text:span text:style-name="T356">2</text:span></text:span><text:span text:style-name="T360"><text:tab/></text:span><text:span text:style-name="T361"> <text:tab/><text:tab/></text:span><text:span text:style-name="T346"><draw:control text:anchor-type="as-char" svg:y="-0.429cm" draw:z-index="18" draw:name="Gebruiker 1" draw:style-name="gr2" draw:text-style-name="P100" svg:width="6.002cm" svg:height="0.6cm" draw:control="control19"><svg:title>Gebruiker</svg:title><svg:desc>Volledige naam, bijv. Jan Stek</svg:desc></draw:control></text:span><text:span text:style-name="T346"><text:tab/></text:span><text:span text:style-name="T347">[</text:span><text:span text:style-name="T348">volledige naam </text:span><text:span text:style-name="T349">evt. 2</text:span><text:span text:style-name="T362">e</text:span><text:span text:style-name="T349"> gebruiker</text:span><text:span text:style-name="T350">]</text:span></text:p>
      <text:p text:style-name="P80"><text:span text:style-name="Definition"><text:span text:style-name="T355">g</text:span></text:span><text:span text:style-name="Definition"><text:span text:style-name="T354">ebruikersnaam</text:span></text:span><text:span text:style-name="Definition"><text:span text:style-name="T356">2</text:span></text:span><text:span text:style-name="T354"><text:tab/></text:span><text:span text:style-name="T351"><draw:control text:anchor-type="as-char" svg:y="-0.429cm" draw:z-index="19" draw:name="Gberuikersnaam 1" draw:style-name="gr2" draw:text-style-name="P100" svg:width="6.002cm" svg:height="0.6cm" draw:control="control20"><svg:title>Gebruikersnaam</svg:title><svg:desc>Korte naam, bijv. jan</svg:desc></draw:control></text:span><text:span text:style-name="T351"><text:tab/></text:span><text:span text:style-name="T353">[</text:span><text:span text:style-name="T352">korte naam</text:span><text:span text:style-name="T357"> </text:span><text:span text:style-name="T358">evt. 2</text:span><text:span text:style-name="T363">e</text:span><text:span text:style-name="T358"> gebruiker</text:span><text:span text:style-name="T359">]</text:span></text:p>
      <text:p text:style-name="P36"><text:span text:style-name="T253">Vervang </text:span><text:span text:style-name="T258">de</text:span><text:span text:style-name="T253"> </text:span><text:span text:style-name="Definition"><text:span text:style-name="T27">ONDERSTREEPTE</text:span></text:span><text:span text:style-name="T253"> </text:span><text:span text:style-name="T254">woorden </text:span><text:span text:style-name="T253">in deze checklist door </text:span><text:span text:style-name="T258">d</text:span><text:span text:style-name="T260">i</text:span><text:span text:style-name="T258">e </text:span><text:span text:style-name="T259">in </text:span><text:span text:style-name="T260">het</text:span><text:span text:style-name="Strong_20_Emphasis"><text:span text:style-name="T62"> </text:span></text:span><text:span text:style-name="Strong_20_Emphasis"><text:span text:style-name="T99">tekstvak</text:span></text:span><text:span text:style-name="T253">.</text:span></text:p>
      <text:p text:style-name="P39"/>
      <text:p text:style-name="P31"><text:span text:style-name="Strong_20_Emphasis"><text:span text:style-name="T264"/></text:span></text:p>
      <text:p text:style-name="P33"><text:span text:style-name="T266">Nog niet op Linux?</text:span><text:span text:style-name="T255"><text:tab/></text:span><text:span text:style-name="T261"><text:tab/></text:span><text:span text:style-name="T262">G</text:span><text:span text:style-name="T252">ebruik </text:span><text:span text:style-name="Strong_20_Emphasis"><text:span text:style-name="T267">Checklist migratie</text:span></text:span><text:span text:style-name="T252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6"> onder </text:span><text:span text:style-name="T265">Linux</text:span><text:span text:style-name="T257">.</text:span></text:p>
      <text:p text:style-name="P23"><text:span text:style-name="T240">Nieuwe installatie?</text:span><text:span text:style-name="T235"><text:tab/></text:span><text:span text:style-name="T237"></text:span><text:span text:style-name="T239"><text:tab/></text:span><text:span text:style-name="T238">B</text:span><text:span text:style-name="T235">egin bij hoofdstuk </text:span><text:span text:style-name="T240"><text:bookmark-ref text:reference-format="page" text:ref-name="__RefNumPara__4009_1271708128">2</text:bookmark-ref></text:span><text:span text:style-name="T240"><text:s text:c="2"/></text:span><text:span text:style-name="T241"><text:bookmark-ref text:reference-format="text" text:ref-name="__RefNumPara__4009_1271708128">Installatie uitvoeren</text:bookmark-ref></text:span><text:span text:style-name="T236">.</text:span></text:p>
      <text:p text:style-name="P29"><text:span text:style-name="Strong_20_Emphasis"><text:span text:style-name="T263"/></text:span></text:p>
      <text:p text:style-name="P29"><text:span text:style-name="Strong_20_Emphasis"><text:span text:style-name="T263"/></text:span></text:p>
      <text:list xml:id="list167371485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0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7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58"><text:note text:id="ftn2" text:note-class="footnote"><text:note-citation>2</text:note-citation><text:note-body><text:p text:style-name="P25"><text:span text:style-name="T201">E</text:span><text:span text:style-name="T204">v</text:span><text:span text:style-name="T205">en</text:span><text:span text:style-name="T207">t</text:span><text:span text:style-name="T208">uele </text:span><text:span text:style-name="T209">extra </text:span><text:span text:style-name="Definition"><text:span text:style-name="T338">gebruiker</text:span></text:span><text:span text:style-name="T209">s aanmelden </text:span><text:span text:style-name="T210">en dezelfde stappen uitvoeren</text:span><text:span text:style-name="T206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12" draw:name="Vorm4" draw:style-name="gr1" draw:text-style-name="P9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7"><text:span text:style-name="T344">Debian-</text:span><text:span text:style-name="T345">p</text:span>akket kz plaatst documenten en scripts van Karel Zimmer <text:span text:style-name="T343">(zie </text:span><text:a xlink:type="simple" xlink:href="https://karelzimmer.nl/" text:style-name="Internet_20_link" text:visited-style-name="Visited_20_Internet_20_Link"><text:span text:style-name="Strong_20_Emphasis"><text:span text:style-name="T341">karelzimmer.nl</text:span></text:span></text:a><text:span text:style-name="Strong_20_Emphasis"><text:span text:style-name="T226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6"><text:span text:style-name="T249">De </text:span><text:span text:style-name="T250">Super</text:span><text:span text:style-name="T249">-toets is de Windows-toets, Command-toets </text:span><text:span text:style-name="T251">(Apple)</text:span><text:span text:style-name="T249">, of Vergrootglas-toets </text:span><text:span text:style-name="T251">(Chromebook)</text:span><text:span text:style-name="T249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4">ter</text:span></text:span><text:span text:style-name="Strong_20_Emphasis"><text:span text:style-name="T125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6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6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  <text:p text:style-name="P66"><text:span text:style-name="User_20_Entry"><text:span text:style-name="T34"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7">men</text:span></text:span><text:span text:style-name="Strong_20_Emphasis"><text:span text:style-name="T128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07"> </text:span></text:span><text:span text:style-name="Strong_20_Emphasis"><text:span text:style-name="T146">Installatiem</text:span></text:span><text:span text:style-name="Strong_20_Emphasis"><text:span text:style-name="T147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48">1</text:span></text:span><text:span text:style-name="Strong_20_Emphasis"><text:span text:style-name="T149"> </text:span></text:span><text:span text:style-name="Strong_20_Emphasis"><text:span text:style-name="T150">In</text:span></text:span><text:span text:style-name="Strong_20_Emphasis"><text:span text:style-name="T142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3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41"/>
      <text:list xml:id="list112312206533653"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4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1"><text:span text:style-name="T283">Start de computer op vanaf </text:span><text:span text:style-name="T284">een </text:span><text:span text:style-name="T275"><text:user-field-get text:name="Distro">Debian</text:user-field-get></text:span><text:span text:style-name="T276"><text:s/></text:span><text:span text:style-name="T276"><text:user-field-get text:name="Version">11</text:user-field-get></text:span><text:span text:style-name="Strong_20_Emphasis"><text:span text:style-name="T273"><text:s/></text:span></text:span><text:span text:style-name="T285">Live</text:span><text:span text:style-name="T164"><text:note text:id="ftn5" text:note-class="footnote"><text:note-citation>1</text:note-citation><text:note-body><text:p text:style-name="P28"><text:span text:style-name="T334">Vanaf ee</text:span>n Live <text:span text:style-name="T371">usb</text:span><text:span text:style-name="T336">-stick </text:span><text:span text:style-name="T342">(</text:span><text:span text:style-name="T336">of </text:span><text:span text:style-name="T342">dvd</text:span><text:span text:style-name="T290">)</text:span><text:span text:style-name="T337"> </text:span>kunt <text:span text:style-name="T334">u opstarten en</text:span> met <text:span text:style-name="T304"><text:user-field-get text:name="Distro">Debian</text:user-field-get></text:span><text:span text:style-name="T305"><text:s/></text:span>werken zonder deze te installeren.</text:p></text:note-body></text:note></text:span><text:span text:style-name="T163"> </text:span><text:span text:style-name="T168">usb</text:span><text:span text:style-name="T165">-stick</text:span><text:span text:style-name="T165"><text:note text:id="ftn6" text:note-class="footnote"><text:note-citation>2</text:note-citation><text:note-body><text:p text:style-name="P90"><text:span text:style-name="T19">D</text:span><text:span text:style-name="Strong_20_Emphasis"><text:span text:style-name="T172">ow</text:span></text:span><text:span text:style-name="Strong_20_Emphasis"><text:span text:style-name="T173">nload </text:span></text:span><text:span text:style-name="Strong_20_Emphasis"><text:span text:style-name="T170">e</text:span></text:span><text:span text:style-name="Strong_20_Emphasis"><text:span text:style-name="T174">e</text:span></text:span><text:span text:style-name="Strong_20_Emphasis"><text:span text:style-name="T175">n</text:span></text:span><text:span text:style-name="Strong_20_Emphasis"><text:span text:style-name="T199"> </text:span></text:span><text:span text:style-name="Strong_20_Emphasis"><text:span text:style-name="T229">cd</text:span></text:span><text:span text:style-name="Strong_20_Emphasis"><text:span text:style-name="T223">-beeldbestand</text:span></text:span><text:span text:style-name="Strong_20_Emphasis"><text:span text:style-name="T173"> </text:span></text:span><text:span text:style-name="Strong_20_Emphasis"><text:span text:style-name="T184">(.iso) </text:span></text:span><text:span text:style-name="Strong_20_Emphasis"><text:span text:style-name="T176">v</text:span></text:span><text:span text:style-name="Strong_20_Emphasis"><text:span text:style-name="T177">anaf</text:span></text:span><text:span text:style-name="Strong_20_Emphasis"><text:span text:style-name="T178"> </text:span></text:span><text:a xlink:type="simple" xlink:href="https://www.debian.org/CD/live/" text:style-name="Internet_20_link" text:visited-style-name="Visited_20_Internet_20_Link"><text:span text:style-name="Strong_20_Emphasis"><text:span text:style-name="T339">debian.org/cd/live</text:span></text:span></text:a><text:span text:style-name="Strong_20_Emphasis"><text:span text:style-name="T178">, blader naar beneden en klik op <text:line-break/></text:span></text:span><text:span text:style-name="Strong_20_Emphasis"><text:span text:style-name="T186">unofficial live images for </text:span></text:span><text:span text:style-name="Strong_20_Emphasis"><text:span text:style-name="T191">“</text:span></text:span><text:span text:style-name="Strong_20_Emphasis"><text:span text:style-name="T200">stable</text:span></text:span><text:span text:style-name="Strong_20_Emphasis"><text:span text:style-name="T191">”</text:span></text:span><text:span text:style-name="Strong_20_Emphasis"><text:span text:style-name="T186"> with firmware included</text:span></text:span><text:span text:style-name="Strong_20_Emphasis"><text:span text:style-name="T178">. <text:line-break/>Klik vervolgens </text:span></text:span><text:span text:style-name="Strong_20_Emphasis"><text:span text:style-name="T181">op</text:span></text:span><text:span text:style-name="Strong_20_Emphasis"><text:span text:style-name="T178"> </text:span></text:span><text:span text:style-name="Strong_20_Emphasis"><text:span text:style-name="T186">amd64/</text:span></text:span><text:span text:style-name="Strong_20_Emphasis"><text:span text:style-name="T178"> en </text:span></text:span><text:span text:style-name="Strong_20_Emphasis"><text:span text:style-name="T181">daarna op </text:span></text:span><text:span text:style-name="Strong_20_Emphasis"><text:span text:style-name="T186">iso-hybrid/</text:span></text:span><text:span text:style-name="Strong_20_Emphasis"><text:span text:style-name="T178">.<text:line-break/></text:span></text:span><text:span text:style-name="Strong_20_Emphasis"><text:span text:style-name="T182">K</text:span></text:span><text:span text:style-name="Strong_20_Emphasis"><text:span text:style-name="T183">lik op</text:span></text:span><text:span text:style-name="Strong_20_Emphasis"><text:span text:style-name="T179"> </text:span></text:span><text:span text:style-name="T187">debian-live-11...</text:span><text:span text:style-name="T188">-</text:span><text:span text:style-name="T187">amd-64-</text:span><text:span text:style-name="T188">gnome</text:span><text:span text:style-name="T189">+non-fre</text:span><text:span text:style-name="T190">e</text:span><text:span text:style-name="T189">.iso</text:span><text:span text:style-name="Strong_20_Emphasis"><text:span text:style-name="T173">.<text:line-break/></text:span></text:span><text:span text:style-name="Strong_20_Emphasis"><text:span text:style-name="T180">P</text:span></text:span><text:span text:style-name="T19">laats een </text:span><text:span text:style-name="T22">usb</text:span><text:span text:style-name="T19">-stick </text:span><text:span text:style-name="T20">van </text:span><text:span text:style-name="T19">min</text:span><text:span text:style-name="T21">imaal </text:span><text:span text:style-name="T19">4 GB.</text:span></text:p><text:p text:style-name="P81"><text:span text:style-name="T19"><text:tab/></text:span><text:span text:style-name="Strong_20_Emphasis"><text:span text:style-name="T211">Zoek</text:span></text:span><text:span text:style-name="Strong_20_Emphasis"><text:span text:style-name="T212"> </text:span></text:span><text:span text:style-name="Strong_20_Emphasis"><text:span text:style-name="T231">s</text:span></text:span><text:span text:style-name="Strong_20_Emphasis"><text:span text:style-name="T232">ch</text:span></text:span><text:span text:style-name="Strong_20_Emphasis"><text:span text:style-name="T212"> en klik op het pictogram van</text:span></text:span><text:span text:style-name="Strong_20_Emphasis"><text:span text:style-name="T213"> </text:span></text:span><text:span text:style-name="Strong_20_Emphasis"><text:span text:style-name="T234">Schijven</text:span></text:span><text:span text:style-name="Strong_20_Emphasis"><text:span text:style-name="T214">. Selecteer de </text:span></text:span><text:span text:style-name="Strong_20_Emphasis"><text:span text:style-name="T230">usb</text:span></text:span><text:span text:style-name="Strong_20_Emphasis"><text:span text:style-name="T214">-stick in de lijst van schijven aan de linkerkant en klik rechtsboven op </text:span></text:span><text:span text:style-name="Strong_20_Emphasis"><text:span text:style-name="T233">Schijfinstellingen</text:span></text:span><text:span text:style-name="Strong_20_Emphasis"><text:span text:style-name="T214"> </text:span></text:span><text:span text:style-name="Strong_20_Emphasis"><text:span text:style-name="T233">⋮</text:span></text:span><text:span text:style-name="Strong_20_Emphasis"><text:span text:style-name="T214"> (icoontje met de drie puntjes).</text:span></text:span></text:p><text:p text:style-name="P89"><text:span text:style-name="Strong_20_Emphasis"><text:span text:style-name="T214"><text:tab/>Kies </text:span></text:span><text:span text:style-name="Strong_20_Emphasis"><text:span text:style-name="T233">Schijfkopie terugzetten</text:span></text:span><text:span text:style-name="Strong_20_Emphasis"><text:span text:style-name="T214"> en selecteer </text:span></text:span><text:span text:style-name="Strong_20_Emphasis"><text:span text:style-name="T225">het net</text:span></text:span><text:span text:style-name="Strong_20_Emphasis"><text:span text:style-name="T223"> gedownloade </text:span></text:span><text:span text:style-name="Strong_20_Emphasis"><text:span text:style-name="T229">cd</text:span></text:span><text:span text:style-name="Strong_20_Emphasis"><text:span text:style-name="T223">-beeldbestand </text:span></text:span><text:span text:style-name="Strong_20_Emphasis"><text:span text:style-name="T224">(.iso)</text:span></text:span><text:span text:style-name="Strong_20_Emphasis"><text:span text:style-name="T223">.</text:span></text:span></text:p><text:p text:style-name="P81"><text:span text:style-name="Strong_20_Emphasis"><text:span text:style-name="T214"><text:tab/>Klik op </text:span></text:span><text:span text:style-name="Strong_20_Emphasis"><text:span text:style-name="T233">Terugzetten starten</text:span></text:span><text:span text:style-name="Strong_20_Emphasis"><text:span text:style-name="T214"> en vervolgens op </text:span></text:span><text:span text:style-name="Strong_20_Emphasis"><text:span text:style-name="T233">Terugzetten</text:span></text:span><text:span text:style-name="Strong_20_Emphasis"><text:span text:style-name="T215">.<text:line-break/></text:span></text:span><text:span text:style-name="Strong_20_Emphasis"><text:span text:style-name="T227">O</text:span></text:span><text:span text:style-name="Strong_20_Emphasis"><text:span text:style-name="T216">f </text:span></text:span><text:span text:style-name="Strong_20_Emphasis"><text:span text:style-name="T217">gebruik </text:span></text:span><text:span text:style-name="Strong_20_Emphasis"><text:span text:style-name="T218">het programma </text:span></text:span><text:span text:style-name="Strong_20_Emphasis"><text:span text:style-name="T202">Etche</text:span></text:span><text:span text:style-name="Strong_20_Emphasis"><text:span text:style-name="T203">r</text:span></text:span><text:span text:style-name="Strong_20_Emphasis"><text:span text:style-name="T218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340">etcher.io</text:span></text:span></text:a><text:span text:style-name="Strong_20_Emphasis"><text:span text:style-name="T219">) </text:span></text:span><text:span text:style-name="Strong_20_Emphasis"><text:span text:style-name="T228">dat </text:span></text:span><text:span text:style-name="Strong_20_Emphasis"><text:span text:style-name="T216">beschikbaar </text:span></text:span><text:span text:style-name="Strong_20_Emphasis"><text:span text:style-name="T228">is </text:span></text:span><text:span text:style-name="Strong_20_Emphasis"><text:span text:style-name="T216">voor </text:span></text:span><text:span text:style-name="Strong_20_Emphasis"><text:span text:style-name="T214">Windows, </text:span></text:span><text:span text:style-name="Strong_20_Emphasis"><text:span text:style-name="T220">mac</text:span></text:span><text:span text:style-name="Strong_20_Emphasis"><text:span text:style-name="T221">OS</text:span></text:span><text:span text:style-name="Strong_20_Emphasis"><text:span text:style-name="T218">, </text:span></text:span><text:span text:style-name="Strong_20_Emphasis"><text:span text:style-name="T219">en </text:span></text:span><text:span text:style-name="Strong_20_Emphasis"><text:span text:style-name="T218">Linux</text:span></text:span><text:span text:style-name="Strong_20_Emphasis"><text:span text:style-name="T222">.</text:span></text:span></text:p></text:note-body></text:note></text:span><text:span text:style-name="T163"> </text:span><text:span text:style-name="T169">of dvd.</text:span></text:p>
            <text:p text:style-name="P54"><text:span text:style-name="T166">Opstartmenu/</text:span><text:span text:style-name="T167">boot menu</text:span><text:span text:style-name="T166"> </text:span><text:span text:style-name="T163">via </text:span><text:span text:style-name="Definition"><text:span text:style-name="T5">opstartmenu</text:span></text:span><text:span text:style-name="T163">, </text:span><text:span text:style-name="T166">instellingen/</text:span><text:span text:style-name="T167">setup</text:span><text:span text:style-name="T163"> via </text:span><text:span text:style-name="Definition"><text:span text:style-name="T5">instellingen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16">D</text:span></text:span><text:span text:style-name="Strong_20_Emphasis"><text:span text:style-name="T113">ruk op de </text:span></text:span><text:span text:style-name="Strong_20_Emphasis"><text:span text:style-name="T114">Enter</text:span></text:span><text:span text:style-name="Strong_20_Emphasis"><text:span text:style-name="T113">-toets </text:span></text:span><text:span text:style-name="Strong_20_Emphasis"><text:span text:style-name="T116">(</text:span></text:span><text:span text:style-name="Strong_20_Emphasis"><text:span text:style-name="T136">Debian GNU/Linux Live</text:span></text:span><text:span text:style-name="Strong_20_Emphasis"><text:span text:style-name="T116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50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5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3"><text:s/></text:span></text:span><text:span text:style-name="Strong_20_Emphasis"><text:span text:style-name="T108"><draw:control text:anchor-type="as-char" draw:z-index="20" draw:name="Vorm11_0" draw:style-name="gr1" draw:text-style-name="P99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3">Als het scherm </text:span></text:span><text:span text:style-name="Strong_20_Emphasis"><text:span text:style-name="T137">Wi-Fi</text:span></text:span><text:span text:style-name="Strong_20_Emphasis"><text:span text:style-name="T43"> verschijnt, k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17"> </text:span></text:span><text:span text:style-name="Strong_20_Emphasis"><text:span text:style-name="T155">N</text:span></text:span><text:span text:style-name="Strong_20_Emphasis"><text:span text:style-name="T134">ext</text:span></text:span><text:span text:style-name="Strong_20_Emphasis"><text:span text:style-name="T11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4"><text:span text:style-name="Strong_20_Emphasis"><text:span text:style-name="T57"><text:s/></text:span></text:span><text:span text:style-name="Strong_20_Emphasis"><text:span text:style-name="T106"><draw:control text:anchor-type="as-char" draw:z-index="14" draw:name="Vorm13_1" draw:style-name="gr1" draw:text-style-name="P99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4">Start de installatie</text:span></text:span><text:span text:style-name="Strong_20_Emphasis"><text:span text:style-name="T118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4">klik op </text:span></text:span><text:span text:style-name="Strong_20_Emphasis"><text:span text:style-name="T129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30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4">Bij </text:span></text:span><text:span text:style-name="Strong_20_Emphasis"><text:span text:style-name="T138">Welcome</text:span></text:span><text:span text:style-name="Strong_20_Emphasis"><text:span text:style-name="T44"> kies </text:span></text:span><text:span text:style-name="Strong_20_Emphasis"><text:span text:style-name="T138">Nederlands</text:span></text:span><text:span text:style-name="Strong_20_Emphasis"><text:span text:style-name="T44"> en klik op </text:span></text:span><text:span text:style-name="Strong_20_Emphasis"><text:span text:style-name="T138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5">Locatie</text:span> kies bij <text:span text:style-name="T335">Regio</text:span> voor <text:span text:style-name="T335">Europa</text:span> en klik op <text:span text:style-name="T335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5">Toetsenbord</text:span> kies <text:span text:style-name="T335">English (US)</text:span> en klik op <text:span text:style-name="T335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7"><text:s/></text:span></text:span><text:span text:style-name="Strong_20_Emphasis"><text:span text:style-name="T106"><draw:control text:anchor-type="as-char" draw:z-index="15" draw:name="Vorm13_4" draw:style-name="gr1" draw:text-style-name="P99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8"><text:span text:style-name="T6">Bij </text:span><text:span text:style-name="T16">Partities</text:span><text:span text:style-name="T6"> </text:span><text:span text:style-name="T281">selecteer</text:span><text:span text:style-name="T6"> </text:span><text:span text:style-name="T7">de </text:span><text:span text:style-name="T6">gewenste </text:span><text:span text:style-name="T282">optie </text:span><text:span text:style-name="Strong_20_Emphasis"><text:span text:style-name="T46">en klik op </text:span></text:span><text:span text:style-name="Strong_20_Emphasis"><text:span text:style-name="T139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3" draw:name="Vorm13" draw:style-name="gr1" draw:text-style-name="P9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2"><text:span text:style-name="Strong_20_Emphasis"><text:span text:style-name="T115">Bij </text:span></text:span><text:span text:style-name="Strong_20_Emphasis"><text:span text:style-name="T135">Gebruikers</text:span></text:span><text:span text:style-name="Strong_20_Emphasis"><text:span text:style-name="T115"> vul in </text:span></text:span><text:span text:style-name="Strong_20_Emphasis"><text:span text:style-name="T140">Wat is je naam?</text:span></text:span><text:span text:style-name="Strong_20_Emphasis"><text:span text:style-name="T47"> </text:span></text:span><text:span text:style-name="Definition"><text:span text:style-name="T12">gebruiker</text:span></text:span><text:span text:style-name="Strong_20_Emphasis"><text:span text:style-name="T101">,</text:span></text:span><text:span text:style-name="Strong_20_Emphasis"><text:span text:style-name="T102"><text:line-break/></text:span></text:span><text:span text:style-name="Strong_20_Emphasis"><text:span text:style-name="T140">Welke naam wil je gebruiken om in te loggen?</text:span></text:span><text:span text:style-name="Strong_20_Emphasis"><text:span text:style-name="T48"> </text:span></text:span><text:span text:style-name="Definition"><text:span text:style-name="T13">gebruikers</text:span></text:span><text:span text:style-name="Definition"><text:span text:style-name="T12">naam</text:span></text:span><text:span text:style-name="Strong_20_Emphasis"><text:span text:style-name="T44">,<text:line-break/></text:span></text:span><text:span text:style-name="Strong_20_Emphasis"><text:span text:style-name="T141">Wat is de </text:span></text:span><text:span text:style-name="Strong_20_Emphasis"><text:span text:style-name="T140">naam van deze </text:span></text:span><text:span text:style-name="Strong_20_Emphasis"><text:span text:style-name="T141">computer</text:span></text:span><text:span text:style-name="Strong_20_Emphasis"><text:span text:style-name="T49"> </text:span></text:span><text:span text:style-name="Definition"><text:span text:style-name="T12">computernaam</text:span></text:span><text:span text:style-name="Strong_20_Emphasis"><text:span text:style-name="T47">,</text:span></text:span></text:p>
            <text:p text:style-name="P92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23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3">V</text:span></text:span><text:span text:style-name="Strong_20_Emphasis"><text:span text:style-name="T144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4" draw:name="Vorm14" draw:style-name="gr1" draw:text-style-name="P9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1"><text:span text:style-name="Strong_20_Emphasis"><text:span text:style-name="T52">Bij </text:span></text:span><text:span text:style-name="Strong_20_Emphasis"><text:span text:style-name="T156">Samenvatting</text:span></text:span><text:span text:style-name="Strong_20_Emphasis"><text:span text:style-name="T120"> </text:span></text:span><text:span text:style-name="Strong_20_Emphasis"><text:span text:style-name="T121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5">Installeer</text:span></text:span><text:span text:style-name="Strong_20_Emphasis"><text:span text:style-name="T41">.</text:span></text:span></text:p>
          </table:table-cell>
        </table:table-row>
      </table:table>
      <text:p text:style-name="P53"><text:span text:style-name="Strong_20_Emphasis"><text:span text:style-name="T119"/></text:span></text:p>
      <text:list xml:id="list112313116677014" text:continue-numbering="true" text:style-name="L1">
        <text:list-item>
          <text:p text:style-name="P98"><text:span text:style-name="Strong_20_Emphasis"><text:span text:style-name="T157">Installatie </text:span></text:span><text:span text:style-name="Strong_20_Emphasis"><text:span text:style-name="T158">afronden</text:span></text:span></text:p>
        </text:list-item>
      </text:list>
      <text:p text:style-name="P55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9"><text:span text:style-name="Strong_20_Emphasis"><text:span text:style-name="T57"><text:s/></text:span></text:span><text:span text:style-name="Strong_20_Emphasis"><text:span text:style-name="T106"><draw:control text:anchor-type="as-char" draw:z-index="5" draw:name="Vorm22" draw:style-name="gr1" draw:text-style-name="P9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22"><text:span text:style-name="Strong_20_Emphasis"><text:span text:style-name="T103"><text:s/></text:span></text:span><text:span text:style-name="Strong_20_Emphasis"><text:span text:style-name="T108"><draw:control text:anchor-type="as-char" draw:z-index="22" draw:name="Vorm24" draw:style-name="gr1" draw:text-style-name="P99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7"><text:s/></text:span></text:span><text:span text:style-name="Strong_20_Emphasis"><text:span text:style-name="T106"><draw:control text:anchor-type="as-char" draw:z-index="13" draw:name="Vorm4_1" draw:style-name="gr1" draw:text-style-name="P9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3"><text:span text:style-name="T344">Debian-</text:span><text:span text:style-name="T345">p</text:span>akket kz plaatst documenten en scripts van Karel Zimmer <text:span text:style-name="T343">(zie </text:span><text:a xlink:type="simple" xlink:href="https://karelzimmer.nl/" text:style-name="Internet_20_link" text:visited-style-name="Visited_20_Internet_20_Link"><text:span text:style-name="Strong_20_Emphasis"><text:span text:style-name="T341">karelzimmer.nl</text:span></text:span></text:a><text:span text:style-name="Strong_20_Emphasis"><text:span text:style-name="T226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7"><text:span text:style-name="T249">De </text:span><text:span text:style-name="T250">Super</text:span><text:span text:style-name="T249">-toets is de Windows-toets, Command-toets </text:span><text:span text:style-name="T251">(Apple)</text:span><text:span text:style-name="T249">, of Vergrootglas-toets </text:span><text:span text:style-name="T251">(Chromebook)</text:span><text:span text:style-name="T249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4">ter</text:span></text:span><text:span text:style-name="Strong_20_Emphasis"><text:span text:style-name="T125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6">Terminalvenster</text:span></text:span><text:span text:style-name="Strong_20_Emphasis"><text:span text:style-name="T65">. 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5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4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7"><text:s/></text:span></text:span><text:span text:style-name="Strong_20_Emphasis"><text:span text:style-name="T106"><draw:control text:anchor-type="as-char" draw:z-index="6" draw:name="Vorm33" draw:style-name="gr1" draw:text-style-name="P9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9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1">men</text:span></text:span><text:span text:style-name="Strong_20_Emphasis"><text:span text:style-name="T128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6">Installatiem</text:span></text:span><text:span text:style-name="Strong_20_Emphasis"><text:span text:style-name="T147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1">3 </text:span></text:span><text:span text:style-name="Strong_20_Emphasis"><text:span text:style-name="T152">Installatie</text:span></text:span><text:span text:style-name="Strong_20_Emphasis"><text:span text:style-name="T153"> </text:span></text:span><text:span text:style-name="Strong_20_Emphasis"><text:span text:style-name="T154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3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6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55"><text:span text:style-name="Strong_20_Emphasis"><text:span text:style-name="T53"><text:tab/></text:span></text:span></text:p>
      <text:p text:style-name="P56"><text:span text:style-name="Strong_20_Emphasis"><text:span text:style-name="T73"/></text:span></text:p>
      <text:list xml:id="list112312645885694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7"><text:s/></text:span></text:span><text:span text:style-name="Strong_20_Emphasis"><text:span text:style-name="T106"><draw:control text:anchor-type="as-char" draw:z-index="16" draw:name="Vorm36_0" draw:style-name="gr1" draw:text-style-name="P99" svg:width="0.35cm" svg:height="0.35cm" draw:control="control17"/></text:span></text:span></text:p>
          </table:table-cell>
          <table:table-cell table:style-name="Tabel2.A1" office:value-type="string">
            <text:p text:style-name="P49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8"><text:note text:id="ftn9" text:note-class="footnote"><text:note-citation>1</text:note-citation><text:note-body><text:p text:style-name="P78"><text:span text:style-name="User_20_Entry"><text:span text:style-name="T171">E</text:span></text:span><text:span text:style-name="User_20_Entry"><text:span text:style-name="T192">v</text:span></text:span><text:span text:style-name="User_20_Entry"><text:span text:style-name="T193">en</text:span></text:span><text:span text:style-name="User_20_Entry"><text:span text:style-name="T195">t</text:span></text:span><text:span text:style-name="User_20_Entry"><text:span text:style-name="T196">uele </text:span></text:span><text:span text:style-name="User_20_Entry"><text:span text:style-name="T197">extra </text:span></text:span><text:span text:style-name="Definition"><text:span text:style-name="T338">gebruiker</text:span></text:span><text:span text:style-name="User_20_Entry"><text:span text:style-name="T197">s aanmelden </text:span></text:span><text:span text:style-name="User_20_Entry"><text:span text:style-name="T198">en dezelfde stappen uitvoeren</text:span></text:span><text:span text:style-name="User_20_Entry"><text:span text:style-name="T194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3"><text:span text:style-name="Strong_20_Emphasis"><text:span text:style-name="T57"><text:s/></text:span></text:span><text:span text:style-name="Strong_20_Emphasis"><text:span text:style-name="T106"><draw:control text:anchor-type="as-char" draw:z-index="17" draw:name="Vorm36_2" draw:style-name="gr1" draw:text-style-name="P99" svg:width="0.35cm" svg:height="0.35cm" draw:control="control18"/></text:span></text:span></text:p>
          </table:table-cell>
          <table:table-cell table:style-name="Tabel2.A1" office:value-type="string">
            <text:p text:style-name="P48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Definition"><text:span text:style-name="T26">gebruiker</text:span></text:span><text:span text:style-name="Strong_20_Emphasis"><text:span text:style-name="T94"> </text:span></text:span><text:span text:style-name="Strong_20_Emphasis"><text:span text:style-name="T96">in </text:span></text:span><text:span text:style-name="Strong_20_Emphasis"><text:span text:style-name="T59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7"><text:span text:style-name="T249">De </text:span><text:span text:style-name="T250">Super</text:span><text:span text:style-name="T249">-toets is de Windows-toets, Command-toets </text:span><text:span text:style-name="T251">(Apple)</text:span><text:span text:style-name="T249">, of Vergrootglas-toets </text:span><text:span text:style-name="T251">(Chromebook)</text:span><text:span text:style-name="T249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1">men</text:span></text:span><text:span text:style-name="Strong_20_Emphasis"><text:span text:style-name="T128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6">Installatiem</text:span></text:span><text:span text:style-name="Strong_20_Emphasis"><text:span text:style-name="T147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1">4 </text:span></text:span><text:span text:style-name="Strong_20_Emphasis"><text:span text:style-name="T132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3">Verder</text:span></text:span><text:span text:style-name="Strong_20_Emphasis"><text:span text:style-name="T100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77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46"><text:span text:style-name="Strong_20_Emphasis"><text:span text:style-name="T97"/></text:span></text:p>
      <text:p text:style-name="P19"/>
      <text:p text:style-name="P19"/>
      <text:p text:style-name="P91"><text:span text:style-name="T159">E</text:span><text:span text:style-name="T160">inde c</text:span><text:span text:style-name="T161">hecklist, </text:span><text:span text:style-name="T162">d</text:span><text:span text:style-name="T161">e</text:span><text:span text:style-name="T272"> installatie van </text:span><text:span text:style-name="T272"><text:user-field-get text:name="Distro">Debian</text:user-field-get></text:span><text:span text:style-name="T276"><text:s/></text:span><text:span text:style-name="T276"><text:user-field-get text:name="Version">11</text:user-field-get></text:span><text:span text:style-name="Strong_20_Emphasis"><text:span text:style-name="T273"><text:s/></text:span></text:span><text:span text:style-name="Strong_20_Emphasis"><text:span text:style-name="T274">LTS </text:span></text:span><text:span text:style-name="Strong_20_Emphasis"><text:span text:style-name="T277"><text:user-field-get text:name="Edition">desktop</text:user-field-get></text:span></text:span><text:span text:style-name="Strong_20_Emphasis"><text:span text:style-name="T277"><text:s/></text:span></text:span><text:span text:style-name="T272">is voltooid.</text:span></text:p>
      <text:p text:style-name="P44"/>
      <text:p text:style-name="P37"><text:span text:style-name="Emphasis"><text:span text:style-name="T364">Geschreven </text:span></text:span><text:span text:style-name="Emphasis"><text:span text:style-name="T368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67"><text:s/></text:span></text:span><text:span text:style-name="Emphasis"><text:span text:style-name="T364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5">Karel Zimmer</text:span></text:span></text:a><text:span text:style-name="Emphasis"><text:span text:style-name="T364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6">Creative Commons Publiek Domein Verklaring</text:span></text:span></text:a><text:span text:style-name="Emphasis"><text:span text:style-name="T36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3-22T11:23:11.883504297">22-03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2T11:23:11.742695573</dc:date>
    <meta:keyword>Installatie</meta:keyword>
    <meta:keyword>Checklist</meta:keyword>
    <meta:keyword>Linux</meta:keyword>
    <meta:editing-cycles>6740</meta:editing-cycles>
    <meta:editing-duration>P11DT22H40S</meta:editing-duration>
    <meta:print-date>2021-03-23T20:07:57.967210640</meta:print-date>
    <dc:creator>Karel Zimmer</dc:creator>
    <meta:document-statistic meta:table-count="4" meta:image-count="0" meta:object-count="0" meta:page-count="4" meta:paragraph-count="85" meta:word-count="747" meta:character-count="5089" meta:non-whitespace-character-count="4366"/>
    <meta:user-defined meta:name="Info 1"/>
    <meta:user-defined meta:name="Info 2"/>
    <meta:user-defined meta:name="Info 3"/>
    <meta:user-defined meta:name="Info 4"/>
  </office:meta>
</office:document-meta>
</file>